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928cm" fo:margin-left="0.529cm" fo:margin-top="0cm" fo:margin-bottom="0cm" table:align="left" style:writing-mode="lr-tb"/>
    </style:style>
    <style:style style:name="Table1.A" style:family="table-column">
      <style:table-column-properties style:column-width="1.062cm"/>
    </style:style>
    <style:style style:name="Table1.1" style:family="table-row">
      <style:table-row-properties style:row-height="0.75cm"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e1.B1" style:family="table-cell">
      <style:table-cell-properties fo:background-color="#000000" fo:padding-left="0.191cm" fo:padding-right="0.191cm" fo:padding-top="0cm" fo:padding-bottom="0cm" fo:border="0.5pt solid #00000a">
        <style:background-image/>
      </style:table-cell-properties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none"/>
    </style:style>
    <style:style style:name="Table2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22a5f3" officeooo:paragraph-rsid="0022a5f3"/>
    </style:style>
    <style:style style:name="P2" style:family="paragraph" style:parent-style-name="Table_20_Contents">
      <style:text-properties fo:font-weight="bold" officeooo:rsid="0021d4e5" officeooo:paragraph-rsid="0021d4e5" style:font-weight-asian="bold" style:font-weight-complex="bold"/>
    </style:style>
    <style:style style:name="P3" style:family="paragraph" style:parent-style-name="Standard">
      <style:text-properties officeooo:paragraph-rsid="0020e0db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text-position="super 58%" officeooo:paragraph-rsid="0020e0db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text-position="super 58%" officeooo:paragraph-rsid="0020e0db"/>
    </style:style>
    <style:style style:name="P6" style:family="paragraph" style:parent-style-name="Subtitle">
      <style:text-properties officeooo:rsid="001f93bf" officeooo:paragraph-rsid="001f93b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text-position="super 58%" officeooo:paragraph-rsid="0020e0db"/>
    </style:style>
    <style:style style:name="P8" style:family="paragraph" style:parent-style-name="Standard">
      <style:text-properties officeooo:rsid="00239773" officeooo:paragraph-rsid="00239773"/>
    </style:style>
    <style:style style:name="T1" style:family="text">
      <style:text-properties officeooo:rsid="001f93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oB Kwazy Kwistmas Kwiz 201<text:span text:style-name="T1">7</text:span></text:p>
      <text:p text:style-name="P6">Round 1: A crossword</text:p>
      <table:table table:name="Table1" table:style-name="Table1">
        <table:table-column table:style-name="Table1.A" table:number-columns-repeated="15"/>
        <table:table-row table:style-name="Table1.1">
          <table:table-cell table:style-name="Table1.A1" office:value-type="string">
            <text:p text:style-name="P5">1</text:p>
          </table:table-cell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4"/>
          </table:table-cell>
          <table:table-cell table:style-name="Table1.A1" office:value-type="string">
            <text:p text:style-name="P5">2</text:p>
          </table:table-cell>
          <table:table-cell table:style-name="Table1.B1" office:value-type="string">
            <text:p text:style-name="P4"/>
          </table:table-cell>
          <table:table-cell table:style-name="Table1.A1" office:value-type="string">
            <text:p text:style-name="P5">3</text:p>
          </table:table-cell>
          <table:table-cell table:style-name="Table1.B1" office:value-type="string">
            <text:p text:style-name="P4"/>
          </table:table-cell>
          <table:table-cell table:style-name="Table1.A1" office:value-type="string">
            <text:p text:style-name="P5">4</text:p>
          </table:table-cell>
          <table:table-cell table:style-name="Table1.A1" office:value-type="string">
            <text:p text:style-name="P5">5</text:p>
          </table:table-cell>
          <table:table-cell table:style-name="Table1.B1" office:value-type="string">
            <text:p text:style-name="P4"/>
          </table:table-cell>
          <table:table-cell table:style-name="Table1.A1" office:value-type="string">
            <text:p text:style-name="P5">6</text:p>
          </table:table-cell>
          <table:table-cell table:style-name="Table1.B1" office:value-type="string">
            <text:p text:style-name="P4"/>
          </table:table-cell>
          <table:table-cell table:style-name="Table1.A1" office:value-type="string">
            <text:p text:style-name="P5">7</text:p>
          </table:table-cell>
          <table:table-cell table:style-name="Table1.B1" office:value-type="string">
            <text:p text:style-name="P4"/>
          </table:table-cell>
          <table:table-cell table:style-name="Table1.A1" office:value-type="string">
            <text:p text:style-name="P5">8</text:p>
          </table:table-cell>
        </table:table-row>
        <table:table-row table:style-name="Table1.1">
          <table:table-cell table:style-name="Table1.A1" office:value-type="string">
            <text:p text:style-name="P5">9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4"/>
          </table:table-cell>
          <table:table-cell table:style-name="Table1.A1" office:value-type="string">
            <text:p text:style-name="P5">10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4"/>
          </table:table-cell>
          <table:table-cell table:style-name="Table1.A1" office:value-type="string">
            <text:p text:style-name="P5">11</text:p>
          </table:table-cell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5">12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4"/>
          </table:table-cell>
          <table:table-cell table:style-name="Table1.A1" office:value-type="string">
            <text:p text:style-name="P5">13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4"/>
          </table:table-cell>
          <table:table-cell table:style-name="Table1.A1" office:value-type="string">
            <text:p text:style-name="P5">14</text:p>
          </table:table-cell>
          <table:table-cell table:style-name="Table1.B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5">15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4"/>
          </table:table-cell>
          <table:table-cell table:style-name="Table1.A1" office:value-type="string">
            <text:p text:style-name="P5">16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5">17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4"/>
          </table:table-cell>
          <table:table-cell table:style-name="Table1.A1" office:value-type="string">
            <text:p text:style-name="P5">18</text:p>
          </table:table-cell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4"/>
          </table:table-cell>
          <table:table-cell table:style-name="Table1.A1" office:value-type="string">
            <text:p text:style-name="P5">19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4"/>
          </table:table-cell>
          <table:table-cell table:style-name="Table1.A1" office:value-type="string">
            <text:p text:style-name="P5">20</text:p>
          </table:table-cell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5">21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22</text:p>
          </table:table-cell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4"/>
          </table:table-cell>
          <table:table-cell table:style-name="Table1.A1" office:value-type="string">
            <text:p text:style-name="P5">23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24</text:p>
          </table:table-cell>
        </table:table-row>
        <table:table-row table:style-name="Table1.1"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4"/>
          </table:table-cell>
          <table:table-cell table:style-name="Table1.A1" office:value-type="string">
            <text:p text:style-name="P5">25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5">26</text:p>
          </table:table-cell>
          <table:table-cell table:style-name="Table1.B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4"/>
          </table:table-cell>
          <table:table-cell table:style-name="Table1.A1" office:value-type="string">
            <text:p text:style-name="P5">27</text:p>
          </table:table-cell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4"/>
          </table:table-cell>
          <table:table-cell table:style-name="Table1.A1" office:value-type="string">
            <text:p text:style-name="P5">28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5">29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30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4"/>
          </table:table-cell>
          <table:table-cell table:style-name="Table1.A1" office:value-type="string">
            <text:p text:style-name="P5">31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4"/>
          </table:table-cell>
          <table:table-cell table:style-name="Table1.A1" office:value-type="string">
            <text:p text:style-name="P5">32</text:p>
          </table:table-cell>
          <table:table-cell table:style-name="Table1.B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5">33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4"/>
          </table:table-cell>
          <table:table-cell table:style-name="Table1.A1" office:value-type="string">
            <text:p text:style-name="P5">34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4"/>
          </table:table-cell>
          <table:table-cell table:style-name="Table1.A1" office:value-type="string">
            <text:p text:style-name="P5">35</text:p>
          </table:table-cell>
          <table:table-cell table:style-name="Table1.A1" office:value-type="string">
            <text:p text:style-name="P4"/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2">Across</text:p>
            </table:table-cell>
            <table:table-cell table:style-name="Table2.B1" office:value-type="string">
              <text:p text:style-name="P2">Down</text:p>
            </table:table-cell>
          </table:table-row>
        </table:table-header-rows>
        <table:table-row>
          <table:table-cell table:style-name="Table2.A2" office:value-type="string">
            <text:p text:style-name="P1">4. More positive than 9 to a German? (2)</text:p>
            <text:p text:style-name="P1">9. Set of Indian islands (7)</text:p>
            <text:p text:style-name="P1">10. Sweet location of Lynyrd Skynyrd song (7)</text:p>
            <text:p text:style-name="P1">12. From a distant continent (5)</text:p>
            <text:p text:style-name="P1">13. Liverpool and England footballer (7)</text:p>
            <text:p text:style-name="P1">15. Spell used by Harry Potter on Dudley (11)</text:p>
            <text:p text:style-name="P1">16. Fashionable kitchen item (3)</text:p>
            <text:p text:style-name="P1">17. 1765 treaty that started the Raj in India (9)</text:p>
            <text:p text:style-name="P1">18. For cooling (2)</text:p>
            <text:p text:style-name="P1">19. A close relative (2)</text:p>
            <text:p text:style-name="P1">21. Lovelace (3)</text:p>
            <text:p text:style-name="P1">23. Fruit related to plantains (6)</text:p>
            <text:p text:style-name="P1">25. Maritime (5)</text:p>
            <text:p text:style-name="P1">28. Alias (3)</text:p>
            <text:p text:style-name="P1">29. 1980s pop singer (4,3)</text:p>
            <text:p text:style-name="P1">31. A delusion (5)</text:p>
            <text:p text:style-name="P1">33. Played a doctor on film and on TV (4,4)</text:p>
            <text:p text:style-name="P1">34. Which key do you press to continue? (3)</text:p>
            <text:p text:style-name="P1">35. How to agree with Putin? (2)</text:p>
          </table:table-cell>
          <table:table-cell table:style-name="Table2.B2" office:value-type="string">
            <text:p text:style-name="P1">1. 1980s pop group (10)</text:p>
            <text:p text:style-name="P1">2. Of interest to a nose doctor (9)</text:p>
            <text:p text:style-name="P1">3. Andrea Leadsom has been described as "a sort of defrosted ..." (3)</text:p>
            <text:p text:style-name="P1">5. For your car (2)</text:p>
            <text:p text:style-name="P1">6. Faster than Cape Horn (6,5)</text:p>
            <text:p text:style-name="P1">7. Found in a Spanish kitchen (7)</text:p>
            <text:p text:style-name="P1">8. Goodbye (8)</text:p>
            <text:p text:style-name="P1">11. Speech defects (10)</text:p>
            <text:p text:style-name="P1">14. A cure-all (7)</text:p>
            <text:p text:style-name="P1">20. A market, perhaps in “Five Tribes” (6)</text:p>
            <text:p text:style-name="P1">22. Capital of Kazakhstan since 1998 (6)</text:p>
            <text:p text:style-name="P1">24. A female name (6)</text:p>
            <text:p text:style-name="P1">26. Simba’s girlfriend (4)</text:p>
            <text:p text:style-name="P1">27. A bean, broadly speaking (4)</text:p>
            <text:p text:style-name="P1">30. 1980s Norwegian pop group (1,2)</text:p>
            <text:p text:style-name="P1">32. A long way to run for a nun (2)</text:p>
          </table:table-cell>
        </table:table-row>
      </table:table>
      <text:p text:style-name="P8"/>
      <text:p text:style-name="P8">(From Peter Rice &lt;p.rice@transmartfoundation.org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Agapow</meta:initial-creator>
    <meta:creation-date>2016-12-18T20:23:16.592959000</meta:creation-date>
    <dc:date>2017-12-22T20:29:47.865387764</dc:date>
    <dc:creator>Paul Agapow</dc:creator>
    <meta:editing-duration>PT1H46M8S</meta:editing-duration>
    <meta:editing-cycles>16</meta:editing-cycles>
    <meta:generator>LibreOffice/5.2.0.4$MacOSX_X86_64 LibreOffice_project/066b007f5ebcc236395c7d282ba488bca6720265</meta:generator>
    <meta:document-statistic meta:table-count="2" meta:image-count="0" meta:object-count="0" meta:page-count="1" meta:paragraph-count="75" meta:word-count="269" meta:character-count="1258" meta:non-whitespace-character-count="1064"/>
  </office:meta>
</office:document-meta>
</file>